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4" style:family="paragraph" style:parent-style-name="Standard">
      <style:text-properties fo:font-size="14pt" fo:font-weight="normal" style:font-size-asian="14pt" style:font-weight-asian="normal" style:font-size-complex="14pt" style:font-weight-complex="normal"/>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2pt" fo:font-weight="normal" style:font-size-asian="10.5pt" style:font-weight-asian="normal" style:font-size-complex="12pt" style:font-weight-complex="normal"/>
    </style:style>
    <style:style style:name="P7" style:family="paragraph" style:parent-style-name="Standard">
      <style:text-properties fo:font-size="12pt" fo:font-weight="bold" style:font-size-asian="12pt" style:font-weight-asian="bold" style:font-size-complex="12pt"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size="18pt" fo:font-weight="bold" style:font-size-asian="18pt" style:font-weight-asian="bold" style:font-size-complex="18pt" style:font-weight-complex="bold"/>
    </style:style>
    <style:style style:name="P10" style:family="paragraph" style:parent-style-name="Standard">
      <style:text-properties fo:color="#ff0000" fo:font-size="14pt" fo:font-weight="normal" style:font-size-asian="14pt" style:font-weight-asian="normal" style:font-size-complex="14pt" style:font-weight-complex="normal"/>
    </style:style>
    <style:style style:name="P11" style:family="paragraph" style:parent-style-name="Standard">
      <style:text-properties fo:color="#ff0000" fo:font-size="14pt" fo:font-weight="normal" style:font-size-asian="14pt" style:font-weight-asian="normal" style:font-size-complex="14pt" style:font-weight-complex="normal"/>
    </style:style>
    <style:style style:name="P12" style:family="paragraph" style:parent-style-name="Standard">
      <style:text-properties fo:font-size="14pt" fo:font-weight="normal" style:font-size-asian="14pt" style:font-weight-asian="normal" style:font-size-complex="14pt" style:font-weight-complex="normal"/>
    </style:style>
    <style:style style:name="P13" style:family="paragraph" style:parent-style-name="Standard" style:list-style-name="L4">
      <style:text-properties fo:font-size="14pt" style:text-underline-style="none" fo:font-weight="normal" style:font-size-asian="14pt" style:font-weight-asian="normal" style:font-size-complex="14pt" style:font-weight-complex="normal"/>
    </style:style>
    <style:style style:name="P14" style:family="paragraph" style:parent-style-name="Standard" style:list-style-name="L2"/>
    <style:style style:name="P15" style:family="paragraph" style:parent-style-name="Standard" style:list-style-name="L3"/>
    <style:style style:name="P16" style:family="paragraph" style:parent-style-name="Standard">
      <style:text-properties style:use-window-font-color="true" fo:font-size="14pt" fo:font-weight="normal" style:font-size-asian="14pt" style:font-weight-asian="normal" style:font-size-complex="14pt" style:font-weight-complex="normal"/>
    </style:style>
    <style:style style:name="P17" style:family="paragraph" style:parent-style-name="Standard">
      <style:text-properties fo:color="#008000" fo:font-size="14pt" fo:font-weight="normal" style:font-size-asian="14pt" style:font-weight-asian="normal" style:font-size-complex="14pt" style:font-weight-complex="normal"/>
    </style:style>
    <style:style style:name="P18" style:family="paragraph" style:parent-style-name="Standard">
      <style:paragraph-properties fo:margin-left="0.026cm" fo:margin-right="0cm" fo:text-indent="0cm" style:auto-text-indent="false">
        <style:tab-stops/>
      </style:paragraph-properties>
      <style:text-properties fo:color="#008000" fo:font-size="14pt" fo:font-weight="normal" style:font-size-asian="14pt" style:font-weight-asian="normal" style:font-size-complex="14pt" style:font-weight-complex="normal"/>
    </style:style>
    <style:style style:name="P19" style:family="paragraph" style:parent-style-name="Standard" style:list-style-name="L1">
      <style:paragraph-properties fo:margin-left="0.026cm" fo:margin-right="0cm" fo:text-indent="0cm" style:auto-text-indent="false"/>
      <style:text-properties fo:color="#008000" fo:font-size="14pt" fo:font-weight="normal" style:font-size-asian="14pt" style:font-weight-asian="normal" style:font-size-complex="14pt" style:font-weight-complex="normal"/>
    </style:style>
    <style:style style:name="P20" style:family="paragraph" style:parent-style-name="Standard" style:list-style-name="L1">
      <style:paragraph-properties fo:margin-left="0cm" fo:margin-right="0cm" fo:text-indent="0cm" style:auto-text-indent="false"/>
      <style:text-properties fo:color="#008000" fo:font-size="14pt" fo:font-weight="normal" style:font-size-asian="14pt" style:font-weight-asian="normal" style:font-size-complex="14pt" style:font-weight-complex="normal"/>
    </style:style>
    <style:style style:name="P21" style:family="paragraph" style:parent-style-name="Standard" style:list-style-name="L1">
      <style:paragraph-properties fo:margin-left="0cm" fo:margin-right="0cm" fo:text-indent="0cm" style:auto-text-indent="false"/>
      <style:text-properties fo:color="#008000"/>
    </style:style>
    <style:style style:name="T1" style:family="text">
      <style:text-properties style:text-underline-style="none"/>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weight="bold" style:font-weight-asian="bold" style:font-weight-complex="bold"/>
    </style:style>
    <style:style style:name="T4" style:family="text">
      <style:text-properties fo:color="#ff0000"/>
    </style:style>
    <style:style style:name="T5" style:family="text">
      <style:text-properties fo:color="#ff0000" fo:font-size="14pt" fo:font-weight="normal" style:font-size-asian="14pt" style:font-weight-asian="normal" style:font-size-complex="14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ecisiones de Implementación</text:p>
      <text:p text:style-name="P9"/>
      <text:p text:style-name="P4">Debido a que la problemática que presentan las distintas entidades del dominio son diferentes, se utilizaran distintos tipo de organizaciones y estructuras de datos de acuerdo a la entidad. </text:p>
      <text:p text:style-name="P6"/>
      <text:p text:style-name="P4">Aparte del ID de cada entidad, se introducirá uno numérico (entero). De esta manera se lograra una mejor performance en búsquedas, una implementación mas sencilla de los algoritmos de las estructuras de archivos.</text:p>
      <text:p text:style-name="P4">Además solucionaría problemas de tamaño de almacenamiento dados por almacenar entidades enteras dentro de otra entidad que las referencia, como es el caso de votante que contienen elecciones indefinidas.</text:p>
      <text:p text:style-name="P4">Tanto el ID que agregamos nosotros, como el identificador de la clase (x ej en votante el DNI), no podrán tener duplicados. Por eso al realizar cualquier alta o modificación, se deberá comprobar que sean únicos.</text:p>
      <text:p text:style-name="P4"/>
      <text:p text:style-name="P4">Las bajas serán físicas y se deberán borrar todas las regencias hacia la instancia que estemos eliminando.</text:p>
      <text:p text:style-name="P4"/>
      <text:p text:style-name="P4">Si se cambia el identificador (o parte de el) de una instancia particular de cualquier tipo de entidad, antes de eso se deberán actualizar los índices que relacionen la clave autonumerica con el identificador de la instancia, modificando este ultimo con el nuevo valor. Lo mismo si se borra una entidad, primero se actualizan los índices y luego se elimina.</text:p>
      <text:p text:style-name="P4"/>
      <text:p text:style-name="P16">Para relacionar estas claves autonuméricas con sus respectivos identificadores, usaremos un hash extensible para que, dado cualquier identificador, se pueda obtener su clave autonumerica (clave que luego será usada para encontrar el dato buscado a través de los índices, implementados con árboles B+ y dispersión extensible).</text:p>
      <text:p text:style-name="P4"/>
      <text:p text:style-name="P4">Nueva definición de las entidades: </text:p>
      <text:p text:style-name="P4"/>
      <text:p text:style-name="P4">Distrito (id, (distrito)i) </text:p>
      <text:p text:style-name="P4">Votante (id, (DNI)i, NombreyApellido, clave, domicilio, (idDistrito)ie, ((idEleccion)ie)*) </text:p>
      <text:p text:style-name="P4">Eleccion (id, (fecha, (idCargo)ie)i, ((idDistrito)ie)+) </text:p>
      <text:p text:style-name="P4">Lista (id<text:span text:style-name="T1">, ((idEleccion)ie, n</text:span>ombre)i) </text:p>
      <text:p text:style-name="P4">Conteo (id, ((idLista)ie, (idDistrito)ie, (idEleccion)ie)i, cantidad) </text:p>
      <text:p text:style-name="P4">Candidato (id, ((idLista)ie, (idVotante)ie, (idCargo)ie)i) </text:p>
      <text:p text:style-name="P4">Cargo (id, (cargo)i, (cargo)*) </text:p>
      <text:p text:style-name="P4">Administrador (id, (usuario)i, clave) </text:p>
      <text:p text:style-name="P4"/>
      <text:p text:style-name="P4">Del analisis de las anteriores, llegamos a la conclucion de que existen dos grupos que utilizaran organizaciones de archivo diferentes. A continuación se enumeran las <text:soft-page-break/>entidades separadas por grupo, y se caracterizan las organizaciones que usaran cada uno.</text:p>
      <text:p text:style-name="P4"/>
      <text:p text:style-name="P4"/>
      <text:p text:style-name="P4"/>
      <text:p text:style-name="P4"><text:span text:style-name="T3">Entidades que usaran Archivos por Bloques con Registros de Tamaño Fijos: </text:span>Lista, <text:s/>Distrito, Conteo, Candidato y Administrador</text:p>
      <text:p text:style-name="P4"/>
      <text:p text:style-name="P4">Los archivos se organizarán en bloques de tamaño fijo. Los registros tendrán tamaño fijo, este tamaño fijo estará dado por la suma del tamaño de los campos fijos mas la de los máximos estipulados para los campos variables. Por ende el tamaño de registro será fijo pero dependerá del tipo de entidad. De lo anterior surge que un bloque almacenará un cantidad de registros q variara por entidad, ya que el registro de Distrito será mas chico que el de Lista. Podrá haber un desperdicio por registro, pero se ahorrará en reorganización de registros en el bloque e índices. Esto ayudará a tratar a entidades de similares características de manera unificada y concentrar los esfuerzos en optimizar performance en acceso a disco, en todas las entidades al mismo tiempo.</text:p>
      <text:p text:style-name="P4"/>
      <text:p text:style-name="P16">En este archivo se guardarán las entidades propiamente dichas, mientras que las búsquedas para altas, bajas y modificación estarán organizadas mediante un hash extensible como índice, en el que estarán almacenados los offsets de los registros.</text:p>
      <text:p text:style-name="P10"/>
      <text:p text:style-name="P10">NOTA: sobre esto no estamos seguros si nos conviene usar archivos con registros de tamaño fijo (sueltos), o archivos de bloques que adentro tengan estos registros de tamaño fijo.</text:p>
      <text:p text:style-name="P10">La primera opción da un acceso directo al registro buscado, porque con conocer el offset ya se puede obtener el registro.</text:p>
      <text:p text:style-name="P10">Con la segunda opción no podríamos acceder directamente a registros (hay que acceder a los bloques y luego buscar secuencialmente los registros dentro de estos), pero tenemos la posibilidad de dejar el bloque levantado en memoria a modo de buffer, lo que podría reducir la cantidad de accesos a disco.</text:p>
      <text:p text:style-name="P4"/>
      <text:p text:style-name="P4">------------------</text:p>
      <text:p text:style-name="P1">Entidades que usaran Archivos con Registros de Tamaño Variable:</text:p>
      <text:p text:style-name="P4">(Esta organización no usa bloques como contenedores, solo registros de tamaño variable, escritos uno a continuación del otro)</text:p>
      <text:p text:style-name="P4">Cargo</text:p>
      <text:p text:style-name="P4"/>
      <text:p text:style-name="P16">En este archivo se guardarán las entidades propiamente dichas, mientras que las búsquedas para altas, bajas y modificación estarán organizadas mediante un árbol B+ como índice, en el que estarán almacenados los offsets de los registros.</text:p>
      <text:p text:style-name="P16"/>
      <text:p text:style-name="P4">Solo queda analizar las entidades Votante y Elección. Para estos se guardará una referencia a una posición dentro de un Archivo de <text:s/>VotanteEleccion/EleccionDistrito <text:soft-page-break/>que tenga registros variables de elecciones/distritos. De esta manera Votante y Eleccion pasarían a ser guardados en archivo en bloque con registros de tamaño fijo usando Hash Extensible y VotanteEleccion/EleccionDistrito utilizarían Archivo de Registros con tamaño variables, usando índices B+.</text:p>
      <text:p text:style-name="P1"/>
      <text:p text:style-name="P4">Votante (id, (DNI)i, NombreyApellido, clave, domicilio, (idDistrito)ie, ((idVotanteEleccion)ie)) </text:p>
      <text:p text:style-name="P4">VotanteEleccion (id, ((idEleccion)ie)*) </text:p>
      <text:p text:style-name="P4"/>
      <text:p text:style-name="P4">Eleccion (id, (fecha, (idCargo)ie)i, ((idEleccionDistrito)ie)+) </text:p>
      <text:p text:style-name="P4">EleccionDistrito (id, ((idDistrito)ie)+) </text:p>
      <text:p text:style-name="P1"/>
      <text:p text:style-name="P8">----------------------</text:p>
      <text:p text:style-name="P8"/>
      <text:p text:style-name="P4">Al eliminar un registro, se borran todas las referencias a él y se lo borra del hash de claves autonuméricas mencionado al principio.</text:p>
      <text:p text:style-name="P4"/>
      <text:p text:style-name="P4">Los bloques deben tener un campo de control q indique cuantos registros contiene ocupados.</text:p>
      <text:p text:style-name="P4"/>
      <text:p text:style-name="P17">Resumen:</text:p>
      <text:p text:style-name="P18"/>
      <text:list xml:id="list1939685322" text:style-name="L1">
        <text:list-header>
          <text:p text:style-name="P19">* Los datos (las entidades propiamente dichas) se guardaran en archivos de registros variables o fijos (según de qué entidad se trate).</text:p>
          <text:p text:style-name="P19"/>
          <text:p text:style-name="P19">* La búsqueda de estos datos se realizará mediante índices implementados con un hash extensible y un árbol B+, que van a guardar un par (clave autonumerica, offset en archivo).</text:p>
          <text:p text:style-name="P19"/>
          <text:p text:style-name="P19">* El flujo del programa tendría esta forma:</text:p>
        </text:list-header>
        <text:list-item>
          <text:p text:style-name="P19">el administrador ingresa un id</text:p>
        </text:list-item>
        <text:list-item>
          <text:p text:style-name="P19">el hash de claves autonuméricas devuelve el número que corresponde a esa id</text:p>
        </text:list-item>
        <text:list-item>
          <text:p text:style-name="P19">el hash/árbol usado cómo índice recibe ese número, y devuelve un offset</text:p>
        </text:list-item>
        <text:list-item>
          <text:p text:style-name="P19">se accede a ese offset para obtener el registro/bloque deseado por el administrador</text:p>
        </text:list-item>
        <text:list-item>
          <text:p text:style-name="P19">el administrador modifica el registro.</text:p>
        </text:list-item>
        <text:list-item>
          <text:p text:style-name="P19">Se persisten los cambios, y si es necesario, se modifica el offset en el hash/árbol índice.</text:p>
          <text:p text:style-name="P20"/>
          <text:p text:style-name="P21"><text:span text:style-name="T2"><text:s/>(para altas, bajas y votaciones la estructura es simila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acundo </meta:initial-creator>
    <meta:creation-date>2011-09-14T19:50:01</meta:creation-date>
    <dc:date>2011-09-29T18:37:39</dc:date>
    <dc:creator>Leandro Miguenz</dc:creator>
    <meta:editing-duration>PT7H47M18S</meta:editing-duration>
    <meta:editing-cycles>114</meta:editing-cycles>
    <meta:generator>LibreOffice/3.3$Unix LibreOffice_project/330m19$Build-301</meta:generator>
    <meta:document-statistic meta:table-count="0" meta:image-count="0" meta:object-count="0" meta:page-count="3" meta:paragraph-count="48" meta:word-count="946" meta:character-count="6274"/>
  </office:meta>
</office:document-meta>
</file>